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Storing data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lists.py</text:p>
                <text:p>$ python3 diccionarios.py</text:p>
                <text:p>$ python write.py</text:p>
                <text:p>$ python3 json-example.py</text:p>
                <text:p>$ python3 items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nd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 pandas-example.py</text:p>
                <text:p>$ python pandas-10min.py</text:p>
                <text:p>$ python pandas-creating-dataframe-from-arrays.py</text:p>
                <text:p>$ python pandas-creating-dataframe.py</text:p>
                <text:p>$ python3 pandas-plot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CD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netcdf-example.py</text:p>
                <text:p>$ python3 netcdf-example2.py</text:p>
                <text:p>$ python3 netcdf-example3.py</text:p>
                <text:p>$ python3 netcdf-example4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yt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objecttree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ba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sqlite.py</text:p>
                <text:p>$ python3 sqlite2.py</text:p>
                <text:p>$ python3 mongo-tutorial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9M43S</meta:editing-duration>
    <meta:editing-cycles>4</meta:editing-cycles>
    <meta:generator>LibreOffice/5.1.2.2$Linux_X86_64 LibreOffice_project/10m0$Build-2</meta:generator>
    <dc:date>2018-04-09T11:54:34.342807203</dc:date>
    <meta:document-statistic meta:object-count="72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